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bcf" officeooo:paragraph-rsid="0013abcf"/>
    </style:style>
    <style:style style:name="P2" style:family="paragraph" style:parent-style-name="Standard">
      <style:text-properties officeooo:rsid="0014833d" officeooo:paragraph-rsid="0014833d"/>
    </style:style>
    <style:style style:name="P3" style:family="paragraph" style:parent-style-name="Standard">
      <style:text-properties officeooo:rsid="0014911c" officeooo:paragraph-rsid="0014911c"/>
    </style:style>
    <style:style style:name="P4" style:family="paragraph" style:parent-style-name="Standard">
      <style:text-properties officeooo:rsid="0014ed19" officeooo:paragraph-rsid="0014ed19"/>
    </style:style>
    <style:style style:name="P5" style:family="paragraph" style:parent-style-name="Standard">
      <style:text-properties officeooo:rsid="0016e1e0" officeooo:paragraph-rsid="0016e1e0"/>
    </style:style>
    <style:style style:name="T1" style:family="text">
      <style:text-properties style:text-position="super 58%"/>
    </style:style>
    <style:style style:name="T2" style:family="text">
      <style:text-properties style:text-position="0% 100%"/>
    </style:style>
    <style:style style:name="T3" style:family="text">
      <style:text-properties officeooo:rsid="0014e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mple the leeward 1/3 of the bottom of the propeller where air is designed to flow over it, and on the upper surface, the leeward half)</text:p>
      <text:p text:style-name="P1"/>
      <text:p text:style-name="P1">on the lower half of the propeller, as you move away from the drive shaft (twards the tips) a series of valleys and ridges (valleys are 6 inches- a foot wide) and then come up to a pointy ish ridge 2 inches lower than the propeller blade)</text:p>
      <text:p text:style-name="P1"/>
      <text:p text:style-name="P1">it focuses the air and creates even higher pressure, while creating less over all drag. The propellers should be curved from the drive shaft to the tip, curved also on the leading edge to resemble jet engine propellers, and then have winglets on the end. </text:p>
      <text:p text:style-name="P1"/>
      <text:p text:style-name="P1">The hull of the aircraft should be wide enough to put 2 buisiness class style seats on one side and a normal sized seat on the other side, and should look kind of like a fish, where the front of the plane seats only the pilot and copilot, </text:p>
      <text:p text:style-name="P1"/>
      <text:p text:style-name="P1">and I need the bottom of the craft to curve from side to side, giving me under floor storage on both sides of the plane for surfboards and kayacks up to 40 inches wide on each side (stand up paddles etcetera)</text:p>
      <text:p text:style-name="P1"/>
      <text:p text:style-name="P1">the actual seating arraingment in the cabin should be like this, and include a full bathroom, fold out beds, fold out medical bed (I surf really <text:span text:style-name="T3">dangerous</text:span> waves and needing to medevac myself is a real possibility)</text:p>
      <text:p text:style-name="P1"/>
      <text:p text:style-name="P1">needs a eurorack synth with parts from behringer, moog, music from outerspace. </text:p>
      <text:p text:style-name="P1"/>
      <text:p text:style-name="P2">2 or 3 jet ski engines in the floats so I can taxi on water, or build the floats into the hull under or as the in floor storage, in wich case put a 3<text:span text:style-name="T1">rd</text:span> pontoon in the front that curves from front to back to make an eaiser landing surface that you can’t nose dive on. </text:p>
      <text:p text:style-name="P2"/>
      <text:p text:style-name="P2">IDK, I would just say put out a few drawings of the hull for now and we can see which one works the best. </text:p>
      <text:p text:style-name="P2"/>
      <text:p text:style-name="P2">Dimple the entire hull of the plane, and instead of using a vertical stabilizer use two non vertical stabilizers at about I think I called it 27-35 degrees from horizontal with vertical winglets if you want</text:p>
      <text:p text:style-name="P2"/>
      <text:p text:style-name="P2">put a walk in tub on the thing, desalination, full kitchen, <text:span text:style-name="T3">shower,</text:span></text:p>
      <text:p text:style-name="P2"/>
      <text:p text:style-name="P2">Motors, Put 2 props on the plane, with electric taxi/takeoff engines and turbodiesel (that accept biodiesel) as the main engines. <text:s/>That way if I lose an engine I can transfer to the backup <text:s/>engines, I can put solar panels to charge the electric engines, use large batteries like the tesla batteries, </text:p>
      <text:p text:style-name="P2"/>
      <text:p text:style-name="P3">make it flyable by one person, two people, or one person and auto pilot, or just autopilot. </text:p>
      <text:p text:style-name="P3"/>
      <text:p text:style-name="P4">Do a few drawings, and if you decide to develop it with me, then I’ll need one.</text:p>
      <text:p text:style-name="P4"/>
      <text:p text:style-name="P5">Once I have the drawings and dimensions I can show you how to fit an impossible amount of seats on the thing, while keeping it interesting and faa ready and keep it feeling spacious. </text:p>
      <text:p text:style-name="P5"/>
      <text:p text:style-name="P5"/>
      <text:p text:style-name="P3"><text:soft-page-break/></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2:47:56.310000000</meta:creation-date>
    <dc:date>2018-04-29T13:37:15.308000000</dc:date>
    <meta:editing-duration>PT17M37S</meta:editing-duration>
    <meta:editing-cycles>4</meta:editing-cycles>
    <meta:generator>LibreOffice/6.0.3.2$Windows_X86_64 LibreOffice_project/8f48d515416608e3a835360314dac7e47fd0b821</meta:generator>
    <meta:document-statistic meta:table-count="0" meta:image-count="0" meta:object-count="0" meta:page-count="2" meta:paragraph-count="15" meta:word-count="504" meta:character-count="2668" meta:non-whitespace-character-count="2169"/>
  </office:meta>
</office:document-meta>
</file>